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DDDDD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#DAE3F3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B4C7E7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DAE3F3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DAE3F3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C5E0B4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DDEBF7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B4C7E7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DAE3F3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C5E0B4" style:repeat-content="false"/>
      <style:paragraph-properties fo:text-align="center"/>
    </style:style>
    <style:style style:name="co1" style:family="table-column">
      <style:table-column-properties fo:break-before="auto" style:column-width="5.926666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#DAE3F3" style:repeat-content="false"/>
      <style:paragraph-properties fo:text-align="center"/>
      <style:map style:condition="of:cell-content()=0" style:apply-style-name="cf17"/>
      <style:map style:condition="of:cell-content()=1" style:apply-style-name="cf18"/>
      <style:map style:condition="of:cell-content()=&quot;x&quot;" style:apply-style-name="cf16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B4C7E7" style:repeat-content="false"/>
      <style:paragraph-properties fo:text-align="center"/>
      <style:map style:condition="of:cell-content()=0" style:apply-style-name="cf17"/>
      <style:map style:condition="of:cell-content()=1" style:apply-style-name="cf18"/>
      <style:map style:condition="of:cell-content()=&quot;x&quot;" style:apply-style-name="cf16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DAE3F3" style:repeat-content="false"/>
      <style:paragraph-properties fo:text-align="center"/>
      <style:map style:condition="of:cell-content()=0" style:apply-style-name="cf17"/>
      <style:map style:condition="of:cell-content()=1" style:apply-style-name="cf18"/>
      <style:map style:condition="of:cell-content()=&quot;x&quot;" style:apply-style-name="cf16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DAE3F3" style:repeat-content="false"/>
      <style:paragraph-properties fo:text-align="center"/>
      <style:map style:condition="of:cell-content()=0" style:apply-style-name="cf17"/>
      <style:map style:condition="of:cell-content()=1" style:apply-style-name="cf18"/>
      <style:map style:condition="of:cell-content()=&quot;x&quot;" style:apply-style-name="cf16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0" style:apply-style-name="cf17"/>
      <style:map style:condition="of:cell-content()=1" style:apply-style-name="cf18"/>
      <style:map style:condition="of:cell-content()=&quot;x&quot;" style:apply-style-name="cf16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07" table:default-cell-style-name="ce1"/>
        <table:table-column table:style-name="co5" table:number-columns-repeated="5" table:default-cell-style-name="ce1"/>
        <table:table-column table:style-name="co6" table:number-columns-repeated="15360" table:default-cell-style-name="ce1"/>
        <table:table-row table:style-name="ro1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4">
            <text:p>Int</text:p>
          </table:table-cell>
          <table:table-cell office:value-type="float" office:value="15" table:style-name="ce15">
            <text:p>15</text:p>
          </table:table-cell>
          <table:table-cell office:value-type="float" office:value="14" table:style-name="ce16">
            <text:p>14</text:p>
          </table:table-cell>
          <table:table-cell office:value-type="float" office:value="13" table:style-name="ce15">
            <text:p>13</text:p>
          </table:table-cell>
          <table:table-cell office:value-type="float" office:value="12" table:style-name="ce16">
            <text:p>12</text:p>
          </table:table-cell>
          <table:table-cell office:value-type="float" office:value="11" table:style-name="ce15">
            <text:p>11</text:p>
          </table:table-cell>
          <table:table-cell office:value-type="float" office:value="10" table:style-name="ce16">
            <text:p>10</text:p>
          </table:table-cell>
          <table:table-cell office:value-type="float" office:value="9" table:style-name="ce15">
            <text:p>9</text:p>
          </table:table-cell>
          <table:table-cell office:value-type="float" office:value="8" table:style-name="ce17">
            <text:p>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7">
            <text:p>Note</text:p>
          </table:table-cell>
          <table:table-cell office:value-type="string" table:number-columns-spanned="9" table:number-rows-spanned="1" table:style-name="ce13">
            <text:p>Input</text:p>
          </table:table-cell>
          <table:covered-table-cell table:number-columns-repeated="8"/>
          <table:table-cell office:value-type="string" table:style-name="ce7">
            <text:p>Output</text:p>
          </table:table-cell>
          <table:table-cell table:style-name="ce1"/>
          <table:table-cell table:number-columns-repeated="16372" table:style-name="ce8"/>
        </table:table-row>
        <table:table-row table:style-name="ro1">
          <table:table-cell office:value-type="string" table:style-name="ce9">
            <text:p>(Interrupt)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9">
            <text:p>0x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1">
            <text:p>JMP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1">
            <text:p>0x0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CALL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2">
            <text:p>0x0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1">
            <text:p>IF[S/R]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1">
            <text:p>0x0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IF[S/R]F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2">
            <text:p>0x0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1">
            <text:p>SV[A/B]F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1">
            <text:p>0x1c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RTRN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2">
            <text:p>0x0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1">
            <text:p>RTRNI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string" table:style-name="ce11">
            <text:p>0x0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POP[A/B]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string" table:style-name="ce18">
            <text:p>x</text:p>
          </table:table-cell>
          <table:table-cell office:value-type="float" office:value="1" table:style-name="ce18">
            <text:p>1</text:p>
          </table:table-cell>
          <table:table-cell office:value-type="string" table:style-name="ce12">
            <text:p>0x0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1">
            <text:p>PUSH[A/B]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string" table:style-name="ce18">
            <text:p>x</text:p>
          </table:table-cell>
          <table:table-cell office:value-type="float" office:value="0" table:style-name="ce18">
            <text:p>0</text:p>
          </table:table-cell>
          <table:table-cell office:value-type="string" table:style-name="ce11">
            <text:p>0x0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GROW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string" table:style-name="ce12">
            <text:p>0x0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1">
            <text:p>SHRINK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1">
            <text:p>0x0a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STL[A/B]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8">
            <text:p>x</text:p>
          </table:table-cell>
          <table:table-cell office:value-type="float" office:value="1" table:style-name="ce18">
            <text:p>1</text:p>
          </table:table-cell>
          <table:table-cell office:value-type="string" table:style-name="ce12">
            <text:p>0x0b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1">
            <text:p>STS[A/B]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8">
            <text:p>x</text:p>
          </table:table-cell>
          <table:table-cell office:value-type="float" office:value="0" table:style-name="ce18">
            <text:p>0</text:p>
          </table:table-cell>
          <table:table-cell office:value-type="string" table:style-name="ce11">
            <text:p>0x0c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SVOF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x</text:p>
          </table:table-cell>
          <table:table-cell office:value-type="string" table:style-name="ce12">
            <text:p>0x0d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LDOF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x</text:p>
          </table:table-cell>
          <table:table-cell office:value-type="string" table:style-name="ce11">
            <text:p>0x0e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COMPB(C)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string" table:style-name="ce18">
            <text:p>x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2">
            <text:p>0x0f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ADDLB(C)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string" table:style-name="ce18">
            <text:p>x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string" table:style-name="ce11">
            <text:p>0x10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ADD(LA)(C)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string" table:style-name="ce18">
            <text:p>x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x</text:p>
          </table:table-cell>
          <table:table-cell office:value-type="string" table:style-name="ce12">
            <text:p>0x11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SUB(L)(C)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string" table:style-name="ce18">
            <text:p>x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8">
            <text:p>x</text:p>
          </table:table-cell>
          <table:table-cell office:value-type="string" table:style-name="ce11">
            <text:p>0x12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[AND/OR/XOR](L)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2">
            <text:p>0x13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SHFT[R/L](L)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x</text:p>
          </table:table-cell>
          <table:table-cell office:value-type="string" table:style-name="ce11">
            <text:p>0x14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NOTA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string" table:style-name="ce12">
            <text:p>0x15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CPY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1">
            <text:p>0x1b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SV[A/B]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2">
            <text:p>0x16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LD[A/B]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1">
            <text:p>0x17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SVO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x</text:p>
          </table:table-cell>
          <table:table-cell office:value-type="string" table:style-name="ce12">
            <text:p>0x18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LDO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8">
            <text:p>x</text:p>
          </table:table-cell>
          <table:table-cell office:value-type="string" table:style-name="ce11">
            <text:p>0x19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LD[A/B]F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2">
            <text:p>0x1f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LIT[A/B]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8">
            <text:p>x</text:p>
          </table:table-cell>
          <table:table-cell office:value-type="float" office:value="1" table:style-name="ce18">
            <text:p>1</text:p>
          </table:table-cell>
          <table:table-cell office:value-type="string" table:style-name="ce11">
            <text:p>0x1a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HALT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string" table:style-name="ce12">
            <text:p>0x1d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NOP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1">
            <text:p>0x1e</text:p>
          </table:table-cell>
          <table:table-cell table:number-columns-repeated="16373"/>
        </table:table-row>
        <table:table-row table:number-rows-repeated="1048541" table:style-name="ro2">
          <table:table-cell table:number-columns-repeated="16384"/>
        </table:table-row>
      </table:table>
      <table:database-ranges>
        <table:database-range table:target-range-address="Sheet1.A5:Sheet1.AMJ35" table:name="__Anonymous_Sheet_DB__0" table:contains-header="false">
          <table:sort>
            <table:sort-by table:field-number="9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DDDDDD"/>
    </style:style>
    <style:style style:name="cf10" style:family="table-cell" style:data-style-name="N0">
      <style:table-cell-properties fo:background-color="#DDDDDD"/>
    </style:style>
    <style:style style:name="cf11" style:family="table-cell" style:data-style-name="N0">
      <style:table-cell-properties fo:background-color="#B4C7DC"/>
    </style:style>
    <style:style style:name="cf12" style:family="table-cell" style:data-style-name="N0">
      <style:table-cell-properties fo:background-color="#B0D6FF"/>
    </style:style>
    <style:style style:name="cf13" style:family="table-cell" style:data-style-name="N0">
      <style:table-cell-properties fo:background-color="#DDDDDD"/>
    </style:style>
    <style:style style:name="cf14" style:family="table-cell" style:data-style-name="N0">
      <style:table-cell-properties fo:background-color="#B4C7DC"/>
    </style:style>
    <style:style style:name="cf15" style:family="table-cell" style:data-style-name="N0">
      <style:table-cell-properties fo:background-color="#B0D6FF"/>
    </style:style>
    <style:style style:name="cf2" style:family="table-cell" style:data-style-name="N0">
      <style:table-cell-properties style:vertical-align="automatic" fo:background-color="#B4C7DC"/>
    </style:style>
    <style:style style:name="cf3" style:family="table-cell" style:data-style-name="N0">
      <style:table-cell-properties style:vertical-align="automatic" fo:background-color="#B0D6FF"/>
    </style:style>
    <style:style style:name="cf4" style:family="table-cell" style:data-style-name="N0">
      <style:table-cell-properties fo:background-color="#DDDDDD"/>
    </style:style>
    <style:style style:name="cf5" style:family="table-cell" style:data-style-name="N0">
      <style:table-cell-properties fo:background-color="#B4C7DC"/>
    </style:style>
    <style:style style:name="cf6" style:family="table-cell" style:data-style-name="N0">
      <style:table-cell-properties fo:background-color="#B0D6FF"/>
    </style:style>
    <style:style style:name="cf7" style:family="table-cell" style:data-style-name="N0">
      <style:table-cell-properties fo:background-color="#DDDDDD"/>
    </style:style>
    <style:style style:name="cf8" style:family="table-cell" style:data-style-name="N0">
      <style:table-cell-properties fo:background-color="#B4C7DC"/>
    </style:style>
    <style:style style:name="cf9" style:family="table-cell" style:data-style-name="N0">
      <style:table-cell-properties fo:background-color="#B0D6FF"/>
    </style:style>
    <style:style style:name="ConditionalStyle_61" style:family="table-cell" style:data-style-name="N0">
      <style:table-cell-properties style:vertical-align="automatic" fo:background-color="#BFBFBF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CondFormat_1_1_1" style:family="table-cell" style:data-style-name="N0">
      <style:table-cell-properties style:vertical-align="automatic" fo:background-color="#969696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s0" style:family="table-cell" style:data-style-name="N0">
      <style:table-cell-properties style:vertical-align="automatic" fo:background-color="#B4C7DC"/>
    </style:style>
    <style:style style:name="Is1" style:family="table-cell" style:data-style-name="N0">
      <style:table-cell-properties style:vertical-align="automatic" fo:background-color="#B0D6FF"/>
    </style:style>
    <style:style style:name="IsX" style:family="table-cell" style:data-style-name="N0">
      <style:table-cell-properties style:vertical-align="automatic" fo:background-color="#DDDDD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6" style:family="table-cell">
      <style:table-cell-properties fo:background-color="#DDDDDD"/>
      <style:text-properties fo:color="#000000" style:font-family-generic="swiss"/>
    </style:style>
    <style:style style:name="cf17" style:family="table-cell">
      <style:table-cell-properties fo:background-color="#B4C7DC"/>
      <style:text-properties fo:color="#000000" style:font-family-generic="swiss"/>
    </style:style>
    <style:style style:name="cf18" style:family="table-cell">
      <style:table-cell-properties fo:background-color="#B0D6FF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dc:creator>pschilk</dc:creator>
    <meta:creation-date>2021-05-01T10:50:09Z</meta:creation-date>
    <dc:date>2022-02-20T12:04:35Z</dc:date>
    <meta:editing-cycles>9</meta:editing-cycles>
    <meta:editing-duration>PT2220S</meta:editing-duration>
  </office:meta>
</office:document-meta>
</file>